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98c6" officeooo:paragraph-rsid="001698c6"/>
    </style:style>
    <style:style style:name="P2" style:family="paragraph" style:parent-style-name="Standard">
      <style:text-properties officeooo:rsid="0017a3f1" officeooo:paragraph-rsid="0017a3f1"/>
    </style:style>
    <style:style style:name="P3" style:family="paragraph" style:parent-style-name="Standard">
      <style:text-properties officeooo:rsid="0018ce61" officeooo:paragraph-rsid="0018ce61"/>
    </style:style>
    <style:style style:name="P4" style:family="paragraph" style:parent-style-name="Standard">
      <style:text-properties officeooo:rsid="001a3620" officeooo:paragraph-rsid="001a3620"/>
    </style:style>
    <style:style style:name="P5" style:family="paragraph" style:parent-style-name="Standard">
      <style:text-properties fo:font-weight="normal" officeooo:rsid="001a3620" officeooo:paragraph-rsid="001a3620" style:font-weight-asian="normal" style:font-weight-complex="normal"/>
    </style:style>
    <style:style style:name="P6" style:family="paragraph" style:parent-style-name="Standard">
      <style:text-properties fo:font-weight="normal" officeooo:rsid="001c16dd" officeooo:paragraph-rsid="001c16dd" style:font-weight-asian="normal" style:font-weight-complex="normal"/>
    </style:style>
    <style:style style:name="T1" style:family="text">
      <style:text-properties officeooo:rsid="001698c6"/>
    </style:style>
    <style:style style:name="T2" style:family="text">
      <style:text-properties officeooo:rsid="0017a3f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8b3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job2</text:p>
      <text:p text:style-name="P1">time 1 <text:span text:style-name="T2">4</text:span>.339 seconds</text:p>
      <text:p text:style-name="P2">time 2 4.729 seconds</text:p>
      <text:p text:style-name="P2">time 3 5.746 seconds</text:p>
      <text:p text:style-name="P2">time 4 <text:s/>5.957 seconds</text:p>
      <text:p text:style-name="P2">time 5 7.375 seconds</text:p>
      <text:p text:style-name="P2">time 6 <text:span text:style-name="T4">7.766 seconds</text:span></text:p>
      <text:p text:style-name="P2"><text:span text:style-name="T4">time 7 8.777 seconds</text:span></text:p>
      <text:p text:style-name="P2"><text:span text:style-name="T4">time 8 9.765 seconds</text:span></text:p>
      <text:p text:style-name="P3"><text:span text:style-name="T4">tiime 9 10.734 seconds</text:span></text:p>
      <text:p text:style-name="P3"><text:span text:style-name="T4"/></text:p>
      <text:p text:style-name="P3"><text:span text:style-name="T4">job 1</text:span></text:p>
      <text:p text:style-name="P4"><text:span text:style-name="T4">test1</text:span></text:p>
      <text:p text:style-name="P5">real<text:tab/>0m40,496s</text:p>
      <text:p text:style-name="P5">user<text:tab/>1m15,594s</text:p>
      <text:p text:style-name="P5">sys<text:tab/>0m6,162s</text:p>
      <text:p text:style-name="P5"/>
      <text:p text:style-name="P5">test2</text:p>
      <text:p text:style-name="P5">real<text:tab/>0m55,580s</text:p>
      <text:p text:style-name="P5">user<text:tab/>1m32,542s</text:p>
      <text:p text:style-name="P5">sys<text:tab/>0m6,426s</text:p>
      <text:p text:style-name="P5"/>
      <text:p text:style-name="P5">test3</text:p>
      <text:p text:style-name="P5">real<text:tab/>1m5,187s</text:p>
      <text:p text:style-name="P5">user<text:tab/>1m44,735s</text:p>
      <text:p text:style-name="P5">sys<text:tab/>0m6,808s</text:p>
      <text:p text:style-name="P5"/>
      <text:p text:style-name="P5">test4</text:p>
      <text:p text:style-name="P5">real<text:tab/>1m19,261s</text:p>
      <text:p text:style-name="P5">user<text:tab/>2m1,260s</text:p>
      <text:p text:style-name="P5">sys<text:tab/>0m7,320s</text:p>
      <text:p text:style-name="P6"/>
      <text:p text:style-name="P6"/>
      <text:p text:style-name="P6"/>
      <text:p text:style-name="P5">test5</text:p>
      <text:p text:style-name="P5">real<text:tab/>1m35,070s</text:p>
      <text:p text:style-name="P5">user<text:tab/>2m23,519s</text:p>
      <text:p text:style-name="P5">sys<text:tab/>0m7,370s</text:p>
      <text:p text:style-name="P5"/>
      <text:p text:style-name="P5">test6</text:p>
      <text:p text:style-name="P5">real<text:tab/>1m52,103s</text:p>
      <text:p text:style-name="P5">user<text:tab/>2m40,726s</text:p>
      <text:p text:style-name="P5">sys<text:tab/>0m8,147s</text:p>
      <text:p text:style-name="P5"/>
      <text:p text:style-name="P5">test7</text:p>
      <text:p text:style-name="P5">real<text:tab/>1m59,950s</text:p>
      <text:p text:style-name="P5">user<text:tab/>2m51,225s</text:p>
      <text:p text:style-name="P5">sys<text:tab/>0m8,361s</text:p>
      <text:p text:style-name="P5"/>
      <text:p text:style-name="P5">test8</text:p>
      <text:p text:style-name="P5">real<text:tab/>2m12,162s</text:p>
      <text:p text:style-name="P5"><text:soft-page-break/>user<text:tab/>3m3,096s</text:p>
      <text:p text:style-name="P5">sys<text:tab/>0m8,851s</text:p>
      <text:p text:style-name="P5"/>
      <text:p text:style-name="P5">test9</text:p>
      <text:p text:style-name="P5">real<text:tab/>2m<text:span text:style-name="T5">2</text:span>0,862s</text:p>
      <text:p text:style-name="P5">user<text:tab/>2m55,294s</text:p>
      <text:p text:style-name="P5">sys<text:tab/>0m6,324s</text:p>
      <text:p text:style-name="P5"/>
      <text:p text:style-name="P3"><text:span text:style-name="T4"/></text:p>
      <text:p text:style-name="P2"><text:span text:style-name="T4"/></text:p>
      <text:p text:style-name="P2"><text:span text:style-name="T4"/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8T12:39:16.634351455</meta:creation-date>
    <dc:date>2023-05-19T23:43:04.303448812</dc:date>
    <meta:editing-duration>P1DT7H42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47" meta:word-count="102" meta:character-count="594" meta:non-whitespace-character-count="538"/>
  </office:meta>
</office:document-meta>
</file>